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style:font-name-complex="Arial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Arial" style:font-name-complex="Arial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 style:font-name-complex="Arial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style:font-name-complex="Arial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Arial" style:font-name-complex="Arial" fo:language="ru" fo:country="RU"/>
    </style:style>
    <style:style style:name="T18" style:parent-style-name="DefaultParagraphFont" style:family="text">
      <style:text-properties style:font-name="Arial" style:font-name-complex="Arial" fo:language="ru" fo:country="RU"/>
    </style:style>
    <style:style style:name="T19" style:parent-style-name="DefaultParagraphFont" style:family="text">
      <style:text-properties style:font-name="Arial" style:font-name-complex="Arial" fo:language="ru" fo:country="RU"/>
    </style:style>
    <style:style style:name="T20" style:parent-style-name="DefaultParagraphFont" style:family="text">
      <style:text-properties style:font-name="Arial" style:font-name-complex="Arial" fo:language="ru" fo:country="RU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style:font-name-complex="Arial"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Arial" style:font-name-complex="Arial" fo:language="ru" fo:country="RU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TableContents" style:family="paragraph">
      <style:text-properties style:font-name="Arial" style:font-name-complex="Arial" fo:language="en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style:font-name-complex="Arial"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style:font-name="Arial" style:font-name-complex="Arial" fo:language="ru" fo:country="RU"/>
    </style:style>
    <style:style style:name="T35" style:parent-style-name="DefaultParagraphFont" style:family="text">
      <style:text-properties style:font-name="Arial" style:font-name-complex="Arial" fo:language="ru" fo:country="RU"/>
    </style:style>
    <style:style style:name="T36" style:parent-style-name="DefaultParagraphFont" style:family="text">
      <style:text-properties style:font-name="Arial" style:font-name-complex="Arial" fo:language="ru" fo:country="RU"/>
    </style:style>
    <style:style style:name="T37" style:parent-style-name="DefaultParagraphFont" style:family="text">
      <style:text-properties style:font-name="Arial" style:font-name-complex="Arial" fo:language="ru" fo:country="RU"/>
    </style:style>
    <style:style style:name="T38" style:parent-style-name="DefaultParagraphFont" style:family="text">
      <style:text-properties style:font-name="Arial" style:font-name-complex="Arial" fo:language="ru" fo:country="RU"/>
    </style:style>
    <style:style style:name="T39" style:parent-style-name="DefaultParagraphFont" style:family="text">
      <style:text-properties style:font-name="Arial" style:font-name-complex="Arial" fo:language="ru" fo:country="RU"/>
    </style:style>
    <style:style style:name="T40" style:parent-style-name="DefaultParagraphFont" style:family="text">
      <style:text-properties style:font-name="Arial" style:font-name-complex="Arial"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style:font-name-complex="Arial"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style:font-name-complex="Arial"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style:font-name-complex="Arial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 fo:language="ru" fo:country="RU"/>
    </style:style>
    <style:style style:name="T53" style:parent-style-name="DefaultParagraphFont" style:family="text">
      <style:text-properties style:font-name="Arial" style:font-name-complex="Arial"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style:font-name-complex="Arial"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Arial" style:font-name-complex="Arial" fo:language="ru" fo:country="RU"/>
    </style:style>
    <style:style style:name="T59" style:parent-style-name="DefaultParagraphFont" style:family="text">
      <style:text-properties style:font-name="Arial" style:font-name-complex="Arial" fo:language="ru" fo:country="RU"/>
    </style:style>
    <style:style style:name="T60" style:parent-style-name="DefaultParagraphFont" style:family="text">
      <style:text-properties style:font-name="Arial" style:font-name-complex="Arial" fo:language="ru" fo:country="RU"/>
    </style:style>
    <style:style style:name="T61" style:parent-style-name="DefaultParagraphFont" style:family="text">
      <style:text-properties style:font-name="Arial" style:font-name-complex="Arial" fo:language="ru" fo:country="RU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 fo:language="ru" fo:country="RU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 fo:language="ru" fo:country="RU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style:font-name-complex="Arial"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Arial" style:font-name-complex="Arial" fo:language="ru" fo:country="RU"/>
    </style:style>
    <style:style style:name="T73" style:parent-style-name="DefaultParagraphFont" style:family="text">
      <style:text-properties style:font-name="Arial" style:font-name-complex="Arial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style:font-name-complex="Arial" fo:font-weight="bold" style:font-weight-asian="bold" style:font-weight-complex="bold"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Arial" style:font-name-complex="Arial" fo:language="ru" fo:country="RU"/>
    </style:style>
    <style:style style:name="T80" style:parent-style-name="DefaultParagraphFont" style:family="text">
      <style:text-properties style:font-name="Arial" style:font-name-complex="Arial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Arial" style:font-name-complex="Arial" fo:language="en" fo:country="US"/>
    </style:style>
    <style:style style:name="T83" style:parent-style-name="DefaultParagraphFont" style:family="text">
      <style:text-properties style:font-name="Arial" style:font-name-complex="Arial" fo:language="ru" fo:country="RU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 fo:language="ru" fo:country="RU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 fo:language="ru" fo:country="RU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 fo:language="ru" fo:country="RU"/>
    </style:style>
    <style:style style:name="T90" style:parent-style-name="DefaultParagraphFont" style:family="text">
      <style:text-properties style:font-name="Arial" style:font-name-complex="Arial" fo:language="ru" fo:country="RU"/>
    </style:style>
    <style:style style:name="P91" style:parent-style-name="TableContents" style:family="paragraph">
      <style:text-properties style:font-name="Arial" style:font-name-complex="Arial" fo:language="en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Arial" style:font-name-complex="Arial" fo:language="ru" fo:country="RU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 fo:language="ru" fo:country="RU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 fo:language="ru" fo:country="RU"/>
    </style:style>
    <style:style style:name="T102" style:parent-style-name="DefaultParagraphFont" style:family="text">
      <style:text-properties style:font-name="Arial" style:font-name-complex="Arial" fo:language="ru" fo:country="RU"/>
    </style:style>
    <style:style style:name="T103" style:parent-style-name="DefaultParagraphFont" style:family="text">
      <style:text-properties style:font-name="Arial" style:font-name-complex="Arial" fo:language="ru" fo:country="RU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style:font-name-complex="Arial" fo:language="ru" fo:country="RU"/>
    </style:style>
    <style:style style:name="T106" style:parent-style-name="DefaultParagraphFont" style:family="text">
      <style:text-properties style:font-name="Arial" style:font-name-complex="Arial" fo:language="ru" fo:country="RU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 fo:language="ru" fo:country="RU"/>
    </style:style>
    <style:style style:name="T109" style:parent-style-name="DefaultParagraphFont" style:family="text">
      <style:text-properties style:font-name="Arial" style:font-name-complex="Arial" fo:language="ru" fo:country="RU"/>
    </style:style>
    <style:style style:name="T110" style:parent-style-name="DefaultParagraphFont" style:family="text">
      <style:text-properties style:font-name="Arial" style:font-name-complex="Arial" fo:language="ru" fo:country="RU"/>
    </style:style>
    <style:style style:name="T111" style:parent-style-name="DefaultParagraphFont" style:family="text">
      <style:text-properties style:font-name="Arial" style:font-name-complex="Arial" fo:language="ru" fo:country="RU"/>
    </style:style>
    <style:style style:name="T112" style:parent-style-name="DefaultParagraphFont" style:family="text">
      <style:text-properties style:font-name="Arial" style:font-name-complex="Arial" fo:language="ru" fo:country="RU"/>
    </style:style>
    <style:style style:name="T113" style:parent-style-name="DefaultParagraphFont" style:family="text">
      <style:text-properties style:font-name="Arial" style:font-name-complex="Arial"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style:font-name-complex="Arial" fo:language="ru" fo:country="RU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style:font-name-complex="Arial" fo:language="ru" fo:country="RU"/>
    </style:style>
    <style:style style:name="P119" style:parent-style-name="TableContents" style:family="paragraph">
      <style:text-properties style:font-name="Arial" style:font-name-complex="Arial" fo:language="ru" fo:country="RU"/>
    </style:style>
    <style:style style:name="P120" style:parent-style-name="TableContents" style:family="paragraph">
      <style:text-properties style:font-name="Arial" style:font-name-complex="Arial" fo:language="ru" fo:country="RU"/>
    </style:style>
    <style:style style:name="P121" style:parent-style-name="TableContents" style:family="paragraph">
      <style:text-properties style:font-name="Arial" style:font-name-complex="Arial" fo:language="ru" fo:country="RU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Arial" style:font-name-complex="Arial" fo:language="ru" fo:country="RU"/>
    </style:style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 fo:language="ru" fo:country="RU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style:font-name-complex="Arial" fo:language="ru" fo:country="RU"/>
    </style:style>
    <style:style style:name="P129" style:parent-style-name="TableContents" style:family="paragraph">
      <style:text-properties style:font-name="Arial" style:font-name-complex="Arial" fo:language="ru" fo:country="RU"/>
    </style:style>
    <style:style style:name="P130" style:parent-style-name="TableContents" style:family="paragraph">
      <style:text-properties style:font-name="Arial" style:font-name-complex="Arial" fo:language="ru" fo:country="RU"/>
    </style:style>
    <style:style style:name="T131" style:parent-style-name="DefaultParagraphFont" style:family="text">
      <style:text-properties style:font-name="Arial" style:font-name-complex="Arial" fo:language="ru" fo:country="RU"/>
    </style:style>
    <style:style style:name="T132" style:parent-style-name="DefaultParagraphFont" style:family="text">
      <style:text-properties style:font-name="Arial" style:font-name-complex="Arial" fo:language="ru" fo:country="RU"/>
    </style:style>
    <style:style style:name="T133" style:parent-style-name="DefaultParagraphFont" style:family="text">
      <style:text-properties style:font-name="Arial" style:font-name-complex="Arial" fo:language="ru" fo:country="RU"/>
    </style:style>
    <style:style style:name="T134" style:parent-style-name="DefaultParagraphFont" style:family="text">
      <style:text-properties style:font-name="Arial" style:font-name-complex="Arial" fo:language="ru" fo:country="RU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 fo:language="ru" fo:country="RU"/>
    </style:style>
    <style:style style:name="T137" style:parent-style-name="DefaultParagraphFont" style:family="text">
      <style:text-properties style:font-name="Arial" style:font-name-complex="Arial" fo:language="ru" fo:country="RU"/>
    </style:style>
    <style:style style:name="P138" style:parent-style-name="TableContents" style:family="paragraph">
      <style:text-properties style:font-name="Arial" style:font-name-complex="Arial" fo:language="ru" fo:country="RU"/>
    </style:style>
    <style:style style:name="P139" style:parent-style-name="Textbody" style:family="paragraph">
      <style:text-properties style:font-name="Arial" style:font-name-complex="Arial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Титов Алексей Вадимо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p text:style-name="TableContents"><text:span text:style-name="T17">Строгое и не строгое сравнение</text:span><text:span text:style-name="T18">. При</text:span><text:span text:style-name="T19"><text:s/>не строгом<text:s/></text:span><text:span text:style-name="T20">сравнении -<text:s/></text:span><text:span text:style-name="T21">JS</text:span><text:span text:style-name="T22"><text:s/>попытается преобразовать типы.</text:span></text:p>
          </table:table-cell>
        </table:table-row>
        <table:table-row table:style-name="TableRow23">
          <table:table-cell table:style-name="TableCell24">
            <text:p text:style-name="P25">Что<text:s/>такое область видимости (Scope)?</text:p>
          </table:table-cell>
          <table:table-cell table:style-name="TableCell26">
            <text:p text:style-name="Normal"><text:span text:style-name="T27">Некая область видимости переменных</text:span><text:span text:style-name="T28">, которая определяет границы действия переменных</text:span></text:p>
            <text:p text:style-name="P29"/>
          </table:table-cell>
        </table:table-row>
        <table:table-row table:style-name="TableRow30">
          <table:table-cell table:style-name="TableCell31">
            <text:p text:style-name="P32"><text:s/>В каких ситуациях следует использовать ключевые слова let и const?</text:p>
          </table:table-cell>
          <table:table-cell table:style-name="TableCell33">
            <text:p text:style-name="TableContents"><text:span text:style-name="T34">К</text:span><text:span text:style-name="T35">огда в коде необходимо вторичное присваивание значение переменной</text:span><text:span text:style-name="T36"><text:s/></text:span><text:span text:style-name="T37">не</text:span><text:span text:style-name="T38">обходим</text:span><text:span text:style-name="T39">о<text:s/></text:span><text:span text:style-name="T40">использовать let.</text:span></text:p>
          </table:table-cell>
        </table:table-row>
        <table:table-row table:style-name="TableRow41">
          <table:table-cell table:style-name="TableCell42">
            <text:p text:style-name="P43">Что такое прототип объекта?</text:p>
          </table:table-cell>
          <table:table-cell table:style-name="TableCell44">
            <text:p text:style-name="P45">Это исходный объект, от которого наследуются<text:s/>свойства и<text:s/>методы.</text:p>
          </table:table-cell>
        </table:table-row>
        <table:table-row table:style-name="TableRow46">
          <table:table-cell table:style-name="TableCell47">
            <text:p text:style-name="P48">Какое значение имеет this?</text:p>
          </table:table-cell>
          <table:table-cell table:style-name="TableCell49">
            <text:p text:style-name="TableContents"><text:span text:style-name="T50">t</text:span><text:span text:style-name="T51">his</text:span><text:span text:style-name="T52"><text:s/>– контекст, это объект, которому «принадлежит» выполняемый в данный момент код</text:span><text:span text:style-name="T53">.</text:span></text:p>
          </table:table-cell>
        </table:table-row>
        <table:table-row table:style-name="TableRow54">
          <table:table-cell table:style-name="TableCell55">
            <text:p text:style-name="P56">Какими способами можно<text:s/>клонировать объект?</text:p>
          </table:table-cell>
          <table:table-cell table:style-name="TableCell57">
            <text:p text:style-name="TableContents"><text:span text:style-name="T58">Объект можно клонировать</text:span><text:span text:style-name="T59"><text:s/></text:span><text:span text:style-name="T60">с<text:s/></text:span><text:span text:style-name="T61">помощью<text:s/></text:span><text:span text:style-name="T62">REST</text:span><text:span text:style-name="T63"><text:s/>оператора,<text:s/></text:span><text:span text:style-name="T64">Object</text:span><text:span text:style-name="T65">.</text:span><text:span text:style-name="T66">assign</text:span><text:span text:style-name="T67">, JSON.parse и JSON.stringify</text:span></text:p>
          </table:table-cell>
        </table:table-row>
        <table:table-row table:style-name="TableRow68">
          <table:table-cell table:style-name="TableCell69">
            <text:p text:style-name="P70">Что такое XMLHttpRequest и зачем он нужен?</text:p>
          </table:table-cell>
          <table:table-cell table:style-name="TableCell71">
            <text:p text:style-name="TableContents"><text:span text:style-name="T72">XMLHttpRequest – это встроенный в браузер объект, который даёт возможность делать запросы к серверу без<text:s/></text:span><text:span text:style-name="T73">перезагрузки страницы.<text:s/></text:span></text:p>
          </table:table-cell>
        </table:table-row>
        <table:table-row table:style-name="TableRow74">
          <table:table-cell table:style-name="TableCell75" table:number-columns-spanned="2">
            <text:p text:style-name="P76">Разное</text:p>
          </table:table-cell>
          <table:covered-table-cell/>
        </table:table-row>
        <table:table-row table:style-name="TableRow77">
          <table:table-cell table:style-name="TableCell78">
            <text:p text:style-name="TableContents"><text:span text:style-name="T79">Что такое<text:s/></text:span><text:span text:style-name="T80">cookies?</text:span></text:p>
          </table:table-cell>
          <table:table-cell table:style-name="TableCell81">
            <text:p text:style-name="Normal"><text:span text:style-name="T82">Cookies</text:span><text:span text:style-name="T83"><text:s/>-<text:s/></text:span><text:span text:style-name="T84">это небольшой файл<text:s/></text:span><text:span text:style-name="T85">с<text:s/></text:span><text:span text:style-name="T86">фрагмент</text:span><text:span text:style-name="T87">ом</text:span><text:span text:style-name="T88"><text:s/>данных, по которому сайт в последствии идентифицирует пользователя</text:span><text:span text:style-name="T89">. Хранится на клиенте</text:span><text:span text:style-name="T90">.</text:span></text:p>
            <text:p text:style-name="P91"/>
          </table:table-cell>
        </table:table-row>
        <table:table-row table:style-name="TableRow92">
          <table:table-cell table:style-name="TableCell93">
            <text:p text:style-name="TableContents"><text:span text:style-name="T94">В чем разница между<text:s/></text:span><text:span text:style-name="T95">padding</text:span><text:span text:style-name="T96"><text:s/>и<text:s/></text:span><text:span text:style-name="T97">margin</text:span><text:span text:style-name="T98">?</text:span></text:p>
          </table:table-cell>
          <table:table-cell table:style-name="TableCell99">
            <text:p text:style-name="TableContents"><text:span text:style-name="T100">CSS</text:span><text:span text:style-name="T101"><text:s/></text:span><text:span text:style-name="T102">свойства<text:s/></text:span><text:span text:style-name="T103">р</text:span><text:span text:style-name="T104">adding</text:span><text:span text:style-name="T105"><text:s/></text:span><text:span text:style-name="T106">и<text:s/></text:span><text:span text:style-name="T107">margin</text:span><text:span text:style-name="T108"><text:s/></text:span><text:span text:style-name="T109">–</text:span><text:span text:style-name="T110"><text:s/></text:span><text:span text:style-name="T111">отвечают за внутренние и<text:s/></text:span><text:span text:style-name="T112">внешние отступы</text:span><text:span text:style-name="T113">.</text:span></text:p>
          </table:table-cell>
        </table:table-row>
        <table:table-row table:style-name="TableRow114">
          <table:table-cell table:style-name="TableCell115">
            <text:p text:style-name="P116">Что такое сессии и зачем они используются?</text:p>
          </table:table-cell>
          <table:table-cell table:style-name="TableCell117">
            <text:p text:style-name="P118">HTTP сессия состоит из трёх фаз: <text:s text:c="5"/></text:p>
            <text:p text:style-name="P119">Клиент устанавливает TCP соединения (или другое соединение). <text:s text:c="4"/></text:p>
            <text:p text:style-name="P120">Клиент отправляет запрос и ждёт ответа. <text:s text:c="5"/></text:p>
            <text:p text:style-name="P121">Сервер обрабатывает запрос и посылает ответ, в котором содержится код статуса и соответствующие данные. <text:s/></text:p>
          </table:table-cell>
        </table:table-row>
        <table:table-row table:style-name="TableRow122">
          <table:table-cell table:style-name="TableCell123">
            <text:p text:style-name="TableContents"><text:span text:style-name="T124">Опишите что будет происходить «под капотом» после ввода адреса сайта в браузере и нажатия<text:s/></text:span><text:span text:style-name="T125">Enter</text:span><text:span text:style-name="T126">?</text:span></text:p>
          </table:table-cell>
          <table:table-cell table:style-name="TableCell127">
            <text:p text:style-name="P128">очень много процессов…<text:s/>Выделил бы из них:</text:p>
            <text:p text:style-name="P129">- поиск сервера;</text:p>
            <text:p text:style-name="P130">- установка соединения с сервером;</text:p>
            <text:p text:style-name="TableContents"><text:span text:style-name="T131">-<text:s/></text:span><text:span text:style-name="T132">отправк</text:span><text:span text:style-name="T133">а</text:span><text:span text:style-name="T134"><text:s/></text:span><text:span text:style-name="T135">HTTP</text:span><text:span text:style-name="T136"><text:s/>запроса</text:span><text:span text:style-name="T137">;</text:span></text:p>
            <text:p text:style-name="P138">-<text:s/>ответ сервер.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RU" style:language-asian="en" style:country-asian="GB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ksey Titov</dc:creator>
    <meta:creation-date>2022-06-15T13:22:00Z</meta:creation-date>
    <dc:date>2022-06-22T12:56:00Z</dc:date>
    <meta:template xlink:href="Normal.dotm" xlink:type="simple"/>
    <meta:editing-cycles>3</meta:editing-cycles>
    <meta:editing-duration>PT720S</meta:editing-duration>
    <meta:document-statistic meta:page-count="2" meta:paragraph-count="3" meta:word-count="280" meta:character-count="1874" meta:row-count="13" meta:non-whitespace-character-count="1597"/>
  </office:meta>
</office:document-meta>
</file>